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5.995cm" style:rel-column-width="19287*"/>
    </style:style>
    <style:style style:name="Tableau3.B" style:family="table-column">
      <style:table-column-properties style:column-width="3.593cm" style:rel-column-width="11558*"/>
    </style:style>
    <style:style style:name="Tableau3.E" style:family="table-column">
      <style:table-column-properties style:column-width="3.598cm" style:rel-column-width="11574*"/>
    </style:style>
    <style:style style:name="Tableau3.A1" style:family="table-cell">
      <style:table-cell-properties fo:background-color="#b4c7dc" fo:padding="0.097cm" fo:border="1.05pt solid #000000">
        <style:background-image/>
      </style:table-cell-properties>
    </style:style>
    <style:style style:name="Tableau3.A2" style:family="table-cell">
      <style:table-cell-properties style:vertical-align="middle" fo:background-color="#b4c7dc" fo:padding="0.097cm" fo:border="1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background-color="#b4c7dc" fo:padding="0.097cm" fo:border-left="1.05pt solid #000000" fo:border-right="1.05pt solid #000000" fo:border-top="none" fo:border-bottom="1.05pt solid #000000">
        <style:background-image/>
      </style:table-cell-properties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normal" officeooo:rsid="0059aa8a" officeooo:paragraph-rsid="0059aa8a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normal" officeooo:rsid="0059aa8a" officeooo:paragraph-rsid="0059aa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normal" officeooo:rsid="0059aa8a" officeooo:paragraph-rsid="0069b3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normal" officeooo:rsid="005d7721" officeooo:paragraph-rsid="005d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rsid="0057f7d6" officeooo:paragraph-rsid="0057f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officeooo:rsid="005f4ba4" officeooo:paragraph-rsid="005f4b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0607d4e" officeooo:paragraph-rsid="00615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normal" officeooo:rsid="00607d4e" officeooo:paragraph-rsid="00607d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normal" officeooo:rsid="00643f65" officeooo:paragraph-rsid="00643f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normal" officeooo:rsid="006527ce" officeooo:paragraph-rsid="0069b3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normal" officeooo:rsid="0066a1dc" officeooo:paragraph-rsid="0066a1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normal" officeooo:rsid="0066a1dc" officeooo:paragraph-rsid="0069b3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normal" officeooo:rsid="006b38ee" officeooo:paragraph-rsid="006b3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normal" officeooo:rsid="006c5032" officeooo:paragraph-rsid="006c50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normal" officeooo:rsid="006e1c60" officeooo:paragraph-rsid="006e1c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normal" officeooo:rsid="006e7416" officeooo:paragraph-rsid="006e7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f4000" loext:opacity="100%" fo:font-size="15pt" fo:font-weight="bold" officeooo:rsid="0052c139" officeooo:paragraph-rsid="0052c13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normal" officeooo:rsid="0066a1dc" officeooo:paragraph-rsid="0066a1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normal" officeooo:rsid="007533a5" officeooo:paragraph-rsid="007533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normal" officeooo:rsid="0059aa8a" officeooo:paragraph-rsid="0059aa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normal" officeooo:rsid="00771ab7" officeooo:paragraph-rsid="00771a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normal" officeooo:rsid="007ac0b5" officeooo:paragraph-rsid="007ac0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f5611"/>
    </style:style>
    <style:style style:name="T2" style:family="text">
      <style:text-properties officeooo:rsid="006153f5"/>
    </style:style>
    <style:style style:name="T3" style:family="text">
      <style:text-properties officeooo:rsid="0066a1dc"/>
    </style:style>
    <style:style style:name="T4" style:family="text">
      <style:text-properties officeooo:rsid="00673d3e"/>
    </style:style>
    <style:style style:name="T5" style:family="text">
      <style:text-properties officeooo:rsid="00682d14"/>
    </style:style>
    <style:style style:name="T6" style:family="text">
      <style:text-properties officeooo:rsid="006f07ba"/>
    </style:style>
    <style:style style:name="T7" style:family="text">
      <style:text-properties officeooo:rsid="00700f9c"/>
    </style:style>
    <style:style style:name="T8" style:family="text">
      <style:text-properties officeooo:rsid="0078d20b"/>
    </style:style>
    <style:style style:name="T9" style:family="text">
      <style:text-properties officeooo:rsid="0079628a"/>
    </style:style>
    <style:style style:name="T10" style:family="text">
      <style:text-properties officeooo:rsid="007b6fd8"/>
    </style:style>
    <style:style style:name="T11" style:family="text">
      <style:text-properties officeooo:rsid="007c2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 table:number-columns-repeated="3"/>
        <table:table-column table:style-name="Tableau3.E"/>
        <table:table-row table:style-name="TableLine93973098712640">
          <table:table-cell table:style-name="Tableau3.A1" table:number-columns-spanned="5" office:value-type="string">
            <text:p text:style-name="P17">Grille d'évaluation tache complexe</text:p>
          </table:table-cell>
          <table:covered-table-cell/>
          <table:covered-table-cell/>
          <table:covered-table-cell/>
          <table:covered-table-cell/>
        </table:table-row>
        <table:table-row table:style-name="TableLine93973035351088">
          <table:table-cell table:style-name="Tableau3.A2" table:number-rows-spanned="2" office:value-type="string">
            <text:p text:style-name="P1">Résultats exacts</text:p>
          </table:table-cell>
          <table:table-cell table:style-name="Tableau3.D3" office:value-type="string">
            <text:p text:style-name="P2">Masse de magnési<text:span text:style-name="T3">um</text:span></text:p>
            <text:p text:style-name="P2">Volume de dioxygène<text:span text:style-name="T9">=1769,5L</text:span></text:p>
          </table:table-cell>
          <table:table-cell table:style-name="Tableau3.D3" office:value-type="string">
            <text:p text:style-name="P2">Masse de magnési<text:span text:style-name="T3">um</text:span></text:p>
            <text:p text:style-name="P2">Masse de dioxygène<text:span text:style-name="T8">=2477,4g</text:span></text:p>
          </table:table-cell>
          <table:table-cell table:style-name="Tableau3.D3" office:value-type="string">
            <text:p text:style-name="P2">Masse de magnési<text:span text:style-name="T3">um</text:span></text:p>
            <text:p text:style-name="P21">3762.6g</text:p>
          </table:table-cell>
          <table:table-cell table:style-name="Tableau3.E3" office:value-type="string">
            <text:p text:style-name="P11">Masse de magnésie</text:p>
            <text:p text:style-name="P19">12*8*65=6240g</text:p>
          </table:table-cell>
        </table:table-row>
        <table:table-row table:style-name="TableLine93973144924176">
          <table:covered-table-cell/>
          <table:table-cell table:style-name="Tableau3.D3" office:value-type="string">
            <text:p text:style-name="P4">1</text:p>
          </table:table-cell>
          <table:table-cell table:style-name="Tableau3.D3" office:value-type="string">
            <text:p text:style-name="P13">0,75</text:p>
          </table:table-cell>
          <table:table-cell table:style-name="Tableau3.D3" office:value-type="string">
            <text:p text:style-name="P11">0,5</text:p>
          </table:table-cell>
          <table:table-cell table:style-name="Tableau3.E3" office:value-type="string">
            <text:p text:style-name="P4">0,<text:span text:style-name="T4">25</text:span></text:p>
          </table:table-cell>
        </table:table-row>
        <table:table-row table:style-name="TableLine93973144925280">
          <table:table-cell table:style-name="Tableau3.A4" table:number-rows-spanned="2" office:value-type="string">
            <text:p text:style-name="P10"><text:span text:style-name="T5">R</text:span>aisonnement <text:span text:style-name="T5">exact</text:span>.</text:p>
          </table:table-cell>
          <table:table-cell table:style-name="Tableau3.B4" office:value-type="string">
            <text:p text:style-name="P3">Masse de magnési<text:span text:style-name="T3">um</text:span></text:p>
            <text:p text:style-name="P3">Volume de dioxygène</text:p>
          </table:table-cell>
          <table:table-cell table:style-name="Tableau3.C4" office:value-type="string">
            <text:p text:style-name="P3">Masse de magnési<text:span text:style-name="T3">um</text:span></text:p>
            <text:p text:style-name="P3">Masse de dioxygène</text:p>
          </table:table-cell>
          <table:table-cell table:style-name="Tableau3.D4" office:value-type="string">
            <text:p text:style-name="P3">Masse de magnési<text:span text:style-name="T3">um</text:span></text:p>
          </table:table-cell>
          <table:table-cell table:style-name="Tableau3.E4" office:value-type="string">
            <text:p text:style-name="P12">Masse de magnésie</text:p>
          </table:table-cell>
        </table:table-row>
        <table:table-row table:style-name="TableLine93973144928992">
          <table:covered-table-cell/>
          <table:table-cell table:style-name="Tableau3.D5" office:value-type="string">
            <text:p text:style-name="P14">1,<text:span text:style-name="T7">25</text:span></text:p>
          </table:table-cell>
          <table:table-cell table:style-name="Tableau3.D5" office:value-type="string">
            <text:p text:style-name="P15">1</text:p>
          </table:table-cell>
          <table:table-cell table:style-name="Tableau3.D5" office:value-type="string">
            <text:p text:style-name="P16"><text:span text:style-name="T7">0</text:span>,75</text:p>
          </table:table-cell>
          <table:table-cell table:style-name="Tableau3.E5" office:value-type="string">
            <text:p text:style-name="P4">0,<text:span text:style-name="T6">5</text:span></text:p>
          </table:table-cell>
        </table:table-row>
        <table:table-row table:style-name="TableLine93973144932000">
          <table:table-cell table:style-name="Tableau3.A4" table:number-rows-spanned="2" office:value-type="string">
            <text:p text:style-name="P5">Le raisonnement est explicité.</text:p>
          </table:table-cell>
          <table:table-cell table:style-name="Tableau3.B6" office:value-type="string">
            <text:p text:style-name="P6">Toutes les étapes sont détaillé<text:span text:style-name="T1">es c</text:span><text:span text:style-name="T2">lairement.</text:span></text:p>
          </table:table-cell>
          <table:table-cell table:style-name="Tableau3.C6" office:value-type="string">
            <text:p text:style-name="P9">Plusieurs étapes sont détaillés <text:span text:style-name="T11">avec phrases d'explication et phrase de conclusion.</text:span></text:p>
          </table:table-cell>
          <table:table-cell table:style-name="Tableau3.D6" office:value-type="string">
            <text:p text:style-name="P7">résultats présents, <text:span text:style-name="T2">phrase </text:span><text:span text:style-name="T10">d'explication</text:span><text:span text:style-name="T2">.</text:span></text:p>
          </table:table-cell>
          <table:table-cell table:style-name="Tableau3.E6" office:value-type="string">
            <text:p text:style-name="P8">Seul les résultats sont présents.</text:p>
          </table:table-cell>
        </table:table-row>
        <table:table-row table:style-name="TableLine93973144935312">
          <table:covered-table-cell/>
          <table:table-cell table:style-name="Tableau3.D7" office:value-type="string">
            <text:p text:style-name="P14">1,<text:span text:style-name="T7">25</text:span></text:p>
          </table:table-cell>
          <table:table-cell table:style-name="Tableau3.D7" office:value-type="string">
            <text:p text:style-name="P15">1</text:p>
          </table:table-cell>
          <table:table-cell table:style-name="Tableau3.D7" office:value-type="string">
            <text:p text:style-name="P16"><text:span text:style-name="T7">0</text:span>,75</text:p>
          </table:table-cell>
          <table:table-cell table:style-name="Tableau3.E7" office:value-type="string">
            <text:p text:style-name="P22">0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4M40S</meta:editing-duration>
    <meta:editing-cycles>40</meta:editing-cycles>
    <meta:generator>LibreOffice/7.0.4.2$Linux_X86_64 LibreOffice_project/00$Build-2</meta:generator>
    <meta:creation-date>2021-03-16T22:28:46.160183039</meta:creation-date>
    <meta:initial-creator>J Cercy</meta:initial-creator>
    <dc:date>2021-03-25T23:57:39.902649124</dc:date>
    <dc:creator>J Cercy</dc:creator>
    <meta:document-statistic meta:table-count="1" meta:image-count="0" meta:object-count="0" meta:page-count="1" meta:paragraph-count="34" meta:word-count="88" meta:character-count="587" meta:non-whitespace-character-count="533"/>
    <meta:template xlink:type="simple" xlink:actuate="onRequest" xlink:title="activite_type" xlink:href="../../../../../../../../../../../.config/libreoffice/4/user/template/activite_type.ott" meta:date="2021-03-16T22:28:44.868541009"/>
  </office:meta>
</office:document-meta>
</file>